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985cm"/>
    </style:style>
    <style:style style:name="co3" style:family="table-column">
      <style:table-column-properties fo:break-before="auto" style:column-width="4.787cm"/>
    </style:style>
    <style:style style:name="co4" style:family="table-column">
      <style:table-column-properties fo:break-before="auto" style:column-width="5.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UPO: kévin vieira gomes guimarães</text:p>
          </table:table-cell>
          <table:covered-table-cell table:number-columns-repeated="2" table:style-name="ce2"/>
          <table:covered-table-cell table:style-name="ce8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4" table:number-rows-spanned="1">
            <text:p>jogos populares com aspecto educacional.</text:p>
          </table:table-cell>
          <table:covered-table-cell table:number-columns-repeated="2" table:style-name="ce2"/>
          <table:covered-table-cell table:style-name="ce8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ANÁLISE DE BENCHMARKING - AVALIAÇÃO DE 1 A 5</text:p>
          </table:table-cell>
          <table:covered-table-cell table:number-columns-repeated="2" table:style-name="ce2"/>
          <table:covered-table-cell table:style-name="ce8"/>
          <table:table-cell table:number-columns-repeated="59"/>
        </table:table-row>
        <table:table-row table:style-name="ro1">
          <table:table-cell/>
          <table:table-cell table:style-name="ce4"/>
          <table:table-cell table:style-name="ce7" table:number-columns-repeated="3"/>
          <table:table-cell table:number-columns-repeated="59"/>
        </table:table-row>
        <table:table-row table:style-name="ro1" table:number-rows-repeated="5">
          <table:table-cell/>
          <table:table-cell table:style-name="ce5"/>
          <table:table-cell table:style-name="ce12" table:number-columns-repeated="3"/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frame table:end-cell-address="Página1.F31" table:end-x="0.165cm" table:end-y="0.16cm" draw:z-index="0" draw:name="Chart 1" draw:style-name="gr1" draw:text-style-name="P1" svg:width="18.282cm" svg:height="9.81cm" svg:x="0.083cm" svg:y="0.363cm">
              <draw:object draw:notify-on-update-of-ranges="Página1.B6:Página1.B10 Página1.C4:Página1.C5 Página1.C6:Página1.C10 Página1.D4:Página1.D5 Página1.D6:Página1.D10 Página1.E4:Página1.E5 Página1.E6:Página1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2">
          <table:table-cell table:number-columns-repeated="2"/>
          <table:table-cell table:style-name="ce16"/>
          <table:table-cell table:number-columns-repeated="61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7:57:34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05-08T17:58:27.660000000</dc:date>
    <meta:editing-duration>PT1H16M8S</meta:editing-duration>
    <meta:editing-cycles>19</meta:editing-cycles>
    <meta:document-statistic meta:table-count="1" meta:cell-count="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287cm" svg:height="9.812cm" xlink:href=".." xlink:type="simple" chart:class="chart:radar" chart:style-name="ch1">
        <chart:legend chart:legend-position="end" svg:x="16.837cm" svg:y="4.109cm" style:legend-expansion="high" chart:style-name="ch2"/>
        <chart:plot-area chart:style-name="ch3" table:cell-range-address="Página1.B6:Página1.E10 Página1.C4:Página1.E5" chart:data-source-has-labels="both" svg:x="0.365cm" svg:y="0.196cm" svg:width="16.107cm" svg:height="9.42cm">
          <chart:coordinate-region svg:x="3.808cm" svg:y="0.395cm" svg:width="9.221cm" svg:height="9.221cm"/>
          <chart:axis chart:dimension="x" chart:name="primary-x" chart:style-name="ch4" chartooo:axis-type="text">
            <chart:categories table:cell-range-address="Página1.B6:Págin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ágina1.C6:Página1.C10" chart:label-cell-address="Página1.C4:Página1.C5" chart:class="chart:radar">
            <chart:data-point chart:repeated="5"/>
          </chart:series>
          <chart:series chart:style-name="ch8" chart:values-cell-range-address="Página1.D6:Página1.D10" chart:label-cell-address="Página1.D4:Página1.D5" chart:class="chart:radar">
            <chart:data-point chart:repeated="5"/>
          </chart:series>
          <chart:series chart:style-name="ch9" chart:values-cell-range-address="Página1.E6:Página1.E10" chart:label-cell-address="Página1.E4:Página1.E5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ágina1.C4:Página1.C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ágina1.D4:Página1.D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ágina1.E4:Págin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ágina1.B6:Página1.B10</svg:desc>
                </draw:g>
              </table:table-cell>
              <table:table-cell office:value-type="float" office:value="NaN">
                <text:p>NaN</text:p>
                <draw:g>
                  <svg:desc>Página1.C6:Página1.C10</svg:desc>
                </draw:g>
              </table:table-cell>
              <table:table-cell office:value-type="float" office:value="NaN">
                <text:p>NaN</text:p>
                <draw:g>
                  <svg:desc>Página1.D6:Página1.D10</svg:desc>
                </draw:g>
              </table:table-cell>
              <table:table-cell office:value-type="float" office:value="NaN">
                <text:p>NaN</text:p>
                <draw:g>
                  <svg:desc>Página1.E6:Página1.E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